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krit 2003" fo:font-size="13pt" officeooo:paragraph-rsid="0017d20a" style:font-size-asian="13pt" style:font-name-complex="Sanskrit 2003" style:font-size-complex="13pt"/>
    </style:style>
    <style:style style:name="P2" style:family="paragraph" style:parent-style-name="Text_20_body">
      <style:paragraph-properties fo:text-align="center" style:justify-single-word="false"/>
      <style:text-properties style:font-name="Sanskrit 2003" fo:font-size="13pt" officeooo:paragraph-rsid="00169bbe" style:font-size-asian="13pt" style:font-name-complex="Sanskrit 2003" style:font-size-complex="13pt"/>
    </style:style>
    <style:style style:name="P3" style:family="paragraph" style:parent-style-name="Text_20_body">
      <style:paragraph-properties fo:text-align="center" style:justify-single-word="false"/>
      <style:text-properties style:font-name="Sanskrit 2003" fo:font-size="13pt" officeooo:paragraph-rsid="0017d20a" style:font-size-asian="13pt" style:font-name-complex="Sanskrit 2003" style:font-size-complex="13pt"/>
    </style:style>
    <style:style style:name="P4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69bbe" style:font-size-asian="13pt" style:font-name-complex="Sanskrit 2003" style:font-size-complex="13pt"/>
    </style:style>
    <style:style style:name="P5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officeooo:paragraph-rsid="0017d20a" style:font-size-asian="13pt" style:font-name-complex="Sanskrit 2003" style:font-size-complex="13pt"/>
    </style:style>
    <style:style style:name="P6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Sanskrit 2003" fo:font-size="13pt" officeooo:paragraph-rsid="00169bbe" style:font-size-asian="13pt" style:font-name-complex="Sanskrit 2003" style:font-size-complex="13pt"/>
    </style:style>
    <style:style style:name="P7" style:family="paragraph" style:parent-style-name="Text_20_body">
      <style:paragraph-properties fo:margin-top="0cm" fo:margin-bottom="0cm" loext:contextual-spacing="false" fo:text-align="start" style:justify-single-word="false"/>
      <style:text-properties style:font-name="Sanskrit 2003" fo:font-size="13pt" officeooo:paragraph-rsid="0017d20a" style:font-size-asian="13pt" style:font-name-complex="Sanskrit 2003" style:font-size-complex="13pt"/>
    </style:style>
    <style:style style:name="P8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69bbe" style:font-size-asian="13pt" style:font-weight-asian="bold" style:font-name-complex="Sanskrit 2003" style:font-size-complex="13pt" style:font-weight-complex="bold"/>
    </style:style>
    <style:style style:name="P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f978d" style:font-size-asian="13pt" style:font-weight-asian="bold" style:font-name-complex="Sanskrit 2003" style:font-size-complex="13pt" style:font-weight-complex="bold"/>
    </style:style>
    <style:style style:name="P10" style:family="paragraph" style:parent-style-name="Text_20_body">
      <style:paragraph-properties fo:margin-top="0cm" fo:margin-bottom="0cm" loext:contextual-spacing="false" fo:text-align="center" style:justify-single-word="false"/>
      <style:text-properties fo:color="#000000" style:font-name="Sanskrit 2003" fo:font-size="13pt" fo:font-weight="bold" officeooo:paragraph-rsid="0017d20a" style:font-size-asian="13pt" style:font-weight-asian="bold" style:font-name-complex="Sanskrit 2003" style:font-size-complex="13pt" style:font-weight-complex="bold"/>
    </style:style>
    <style:style style:name="P11" style:family="paragraph" style:parent-style-name="Footnote">
      <style:text-properties officeooo:rsid="02dc0c42" officeooo:paragraph-rsid="02dc0c42"/>
    </style:style>
    <style:style style:name="P12" style:family="paragraph" style:parent-style-name="Footnote">
      <style:text-properties officeooo:rsid="02dd3d60" officeooo:paragraph-rsid="02dd3d60"/>
    </style:style>
    <style:style style:name="P13" style:family="paragraph" style:parent-style-name="Footnote">
      <style:text-properties officeooo:rsid="02ec50f6" officeooo:paragraph-rsid="02ec50f6"/>
    </style:style>
    <style:style style:name="P14" style:family="paragraph" style:parent-style-name="Footnote">
      <style:text-properties officeooo:rsid="02eda0c1" officeooo:paragraph-rsid="02eda0c1"/>
    </style:style>
    <style:style style:name="P15" style:family="paragraph" style:parent-style-name="Footnote">
      <style:text-properties officeooo:paragraph-rsid="02f7a546"/>
    </style:style>
    <style:style style:name="P16" style:family="paragraph" style:parent-style-name="Footnote">
      <style:text-properties officeooo:rsid="02fc623e" officeooo:paragraph-rsid="02fc623e"/>
    </style:style>
    <style:style style:name="P17" style:family="paragraph" style:parent-style-name="Footnote">
      <style:text-properties officeooo:rsid="02b3863b" officeooo:paragraph-rsid="02b3863b"/>
    </style:style>
    <style:style style:name="P18" style:family="paragraph" style:parent-style-name="Heading_20_3">
      <style:paragraph-properties fo:text-align="center" style:justify-single-word="false"/>
      <style:text-properties style:font-name="Sanskrit 2003" fo:font-size="13pt" officeooo:paragraph-rsid="0017d20a" style:font-size-asian="13pt" style:font-name-complex="Sanskrit 2003" style:font-size-complex="13pt"/>
    </style:style>
    <style:style style:name="P19" style:family="paragraph" style:parent-style-name="Text_20_body">
      <style:paragraph-properties fo:margin-top="0cm" fo:margin-bottom="0cm" loext:contextual-spacing="false" fo:text-align="center" style:justify-single-word="false"/>
      <style:text-properties style:font-name="Sanskrit 2003" fo:font-size="13pt" fo:font-weight="bold" officeooo:paragraph-rsid="00169bbe" style:font-size-asian="13pt" style:font-weight-asian="bold" style:font-name-complex="Sanskrit 2003" style:font-size-complex="13pt" style:font-weight-complex="bold"/>
    </style:style>
    <style:style style:name="T1" style:family="text">
      <style:text-properties officeooo:rsid="02ff7c34"/>
    </style:style>
    <style:style style:name="T2" style:family="text">
      <style:text-properties officeooo:rsid="02da25ee"/>
    </style:style>
    <style:style style:name="T3" style:family="text">
      <style:text-properties officeooo:rsid="02dc0c42"/>
    </style:style>
    <style:style style:name="T4" style:family="text">
      <style:text-properties officeooo:rsid="02dd3d60"/>
    </style:style>
    <style:style style:name="T5" style:family="text">
      <style:text-properties officeooo:rsid="02dda0d4"/>
    </style:style>
    <style:style style:name="T6" style:family="text">
      <style:text-properties officeooo:rsid="02df4b0c"/>
    </style:style>
    <style:style style:name="T7" style:family="text">
      <style:text-properties officeooo:rsid="02df896f"/>
    </style:style>
    <style:style style:name="T8" style:family="text">
      <style:text-properties officeooo:rsid="02dfec63"/>
    </style:style>
    <style:style style:name="T9" style:family="text">
      <style:text-properties officeooo:rsid="02e1ef14"/>
    </style:style>
    <style:style style:name="T10" style:family="text">
      <style:text-properties officeooo:rsid="02e06ffa"/>
    </style:style>
    <style:style style:name="T11" style:family="text">
      <style:text-properties officeooo:rsid="02e90ec7"/>
    </style:style>
    <style:style style:name="T12" style:family="text">
      <style:text-properties officeooo:rsid="02eda0c1"/>
    </style:style>
    <style:style style:name="T13" style:family="text">
      <style:text-properties officeooo:rsid="02e77460"/>
    </style:style>
    <style:style style:name="T14" style:family="text">
      <style:text-properties officeooo:rsid="02edb922"/>
    </style:style>
    <style:style style:name="T15" style:family="text">
      <style:text-properties officeooo:rsid="02f0dfb4"/>
    </style:style>
    <style:style style:name="T16" style:family="text">
      <style:text-properties officeooo:rsid="02f7a546"/>
    </style:style>
    <style:style style:name="T17" style:family="text">
      <style:text-properties officeooo:rsid="02f2c6ef"/>
    </style:style>
    <style:style style:name="T18" style:family="text">
      <style:text-properties officeooo:rsid="02f430e8"/>
    </style:style>
    <style:style style:name="T19" style:family="text">
      <style:text-properties officeooo:rsid="02f89d7f"/>
    </style:style>
    <style:style style:name="T20" style:family="text">
      <style:text-properties officeooo:rsid="02fa7112"/>
    </style:style>
    <style:style style:name="T21" style:family="text">
      <style:text-properties officeooo:rsid="02fb4870"/>
    </style:style>
    <style:style style:name="T22" style:family="text">
      <style:text-properties officeooo:rsid="02fc623e"/>
    </style:style>
    <style:style style:name="T23" style:family="text">
      <style:text-properties officeooo:rsid="02fcc7f8"/>
    </style:style>
    <style:style style:name="T24" style:family="text">
      <style:text-properties officeooo:rsid="02fde716"/>
    </style:style>
    <style:style style:name="T25" style:family="text">
      <style:text-properties officeooo:rsid="02ace19b"/>
    </style:style>
    <style:style style:name="T26" style:family="text">
      <style:text-properties officeooo:rsid="02afe927"/>
    </style:style>
    <style:style style:name="T27" style:family="text">
      <style:text-properties officeooo:rsid="02b29634"/>
    </style:style>
    <style:style style:name="T28" style:family="text">
      <style:text-properties officeooo:rsid="02b116ad"/>
    </style:style>
    <style:style style:name="T29" style:family="text">
      <style:text-properties officeooo:rsid="02ba5939"/>
    </style:style>
    <style:style style:name="T30" style:family="text">
      <style:text-properties officeooo:rsid="02bae711"/>
    </style:style>
    <style:style style:name="T31" style:family="text">
      <style:text-properties officeooo:rsid="02bc6737"/>
    </style:style>
    <style:style style:name="T32" style:family="text">
      <style:text-properties officeooo:rsid="02bc3bfa"/>
    </style:style>
    <style:style style:name="T33" style:family="text">
      <style:text-properties officeooo:rsid="02bdf56d"/>
    </style:style>
    <style:style style:name="T34" style:family="text">
      <style:text-properties officeooo:rsid="02bff299"/>
    </style:style>
    <style:style style:name="T35" style:family="text">
      <style:text-properties officeooo:rsid="02c1e186"/>
    </style:style>
    <style:style style:name="T36" style:family="text">
      <style:text-properties officeooo:rsid="02c39a2f"/>
    </style:style>
    <style:style style:name="T37" style:family="text">
      <style:text-properties officeooo:rsid="02c4dcde"/>
    </style:style>
    <style:style style:name="T38" style:family="text">
      <style:text-properties officeooo:rsid="02c5437d"/>
    </style:style>
    <style:style style:name="T39" style:family="text">
      <style:text-properties officeooo:rsid="02c8ad75"/>
    </style:style>
    <style:style style:name="T40" style:family="text">
      <style:text-properties officeooo:rsid="02ca5c26"/>
    </style:style>
    <style:style style:name="T41" style:family="text">
      <style:text-properties officeooo:rsid="02cb668a"/>
    </style:style>
    <style:style style:name="T42" style:family="text">
      <style:text-properties officeooo:rsid="02cc5602"/>
    </style:style>
    <style:style style:name="T43" style:family="text">
      <style:text-properties officeooo:rsid="02cd3dc8"/>
    </style:style>
    <style:style style:name="T44" style:family="text">
      <style:text-properties officeooo:rsid="02cd8510"/>
    </style:style>
    <style:style style:name="T45" style:family="text">
      <style:text-properties officeooo:rsid="02ce5ebc"/>
    </style:style>
    <style:style style:name="T46" style:family="text">
      <style:text-properties officeooo:rsid="02d163f2"/>
    </style:style>
    <style:style style:name="T47" style:family="text">
      <style:text-properties officeooo:rsid="02d41110"/>
    </style:style>
    <style:style style:name="T48" style:family="text">
      <style:text-properties officeooo:rsid="02d2719b"/>
    </style:style>
    <style:style style:name="T49" style:family="text">
      <style:text-properties officeooo:rsid="02d37df3"/>
    </style:style>
    <style:style style:name="T50" style:family="text">
      <style:text-properties officeooo:rsid="02d4fd72"/>
    </style:style>
    <style:style style:name="T51" style:family="text">
      <style:text-properties officeooo:rsid="02d64552"/>
    </style:style>
    <style:style style:name="T52" style:family="text">
      <style:text-properties officeooo:rsid="02d7176b"/>
    </style:style>
    <style:style style:name="T53" style:family="text">
      <style:text-properties officeooo:rsid="02d87cc0"/>
    </style:style>
    <style:style style:name="T54" style:family="text">
      <style:text-properties officeooo:rsid="03265f6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अथ एकविंशोऽध्यायः । </text:p>
      <text:p text:style-name="P9"><text:span text:style-name="T54">विष्ण्वादिदेवतानां </text:span>सामान्यपूजाकथन<text:span text:style-name="T25">म्</text:span> ।</text:p>
      <text:p text:style-name="P5">नारद उवाच -<text:line-break/>सामान्यपूजां विष्ण्वादेर्वक्ष्ये मन्त्रांश्च सर्वदान् । <text:line-break/>समस्तपरिवाराय अच्युताय नमो यजेत् ॥१<text:span text:style-name="T26">॥</text:span> </text:p>
      <text:p text:style-name="P5">धात्रे विधात्रे गङ्गायै यमुनायै, निधी तथा । <text:s/><text:line-break/>द्वारश्रियं व<text:span text:style-name="T27">ा</text:span>स्तुन<text:span text:style-name="T27">रं</text:span> शक्तिं कू<text:span text:style-name="T28">र्म</text:span>मनन्तकम् ॥<text:span text:style-name="T26">२॥</text:span> <text:line-break/>पृथिवीं ध<text:span text:style-name="T27">र्म</text:span>कं ज्ञानं वैराग्यैश्वर्यमेव च । <text:line-break/>अधर्मादीन्कन्दनालपद्मकेशरकर्णिकाः ॥३<text:span text:style-name="T26">॥</text:span> <text:line-break/>ऋग्वेदाद्यं <text:note text:id="ftn1" text:note-class="footnote"><text:note-citation>1</text:note-citation><text:note-body><text:p text:style-name="P17"><text:s/>हृदाद्यं</text:p></text:note-body></text:note>कृताद्यञ्च स<text:span text:style-name="T29">त्</text:span>त्वाद्य<text:span text:style-name="T29">र्का</text:span>दिमण्डलम् । <text:s/><text:line-break/>विमलोत्कर्षिणी ज्ञाना क्रिया योगा च ता यजेत् ॥४<text:span text:style-name="T26">॥</text:span> <text:line-break/>प्रह्वीं सत्या तथेशा <text:span text:style-name="T29">चा</text:span>नुग्रहा<text:span text:style-name="T29">ऽ</text:span>सनमू<text:span text:style-name="T29">र्ति</text:span>का । <text:s/><text:line-break/>दुर्गां गिर<text:span text:style-name="T29">ं ग</text:span>णं <text:s/>क्षेत्रं वासुदेवादिकं यजेत् ॥५<text:span text:style-name="T29">॥</text:span> <text:line-break/>हृदयञ्च <text:note text:id="ftn2" text:note-class="footnote"><text:note-citation>2</text:note-citation><text:note-body><text:p text:style-name="Footnote"><text:s/><text:span text:style-name="T29">शिरश्चूडां</text:span></text:p></text:note-body></text:note>शिरः शूलं वर्मनेत्रमथास्त्रकम् । <text:line-break/>शङ्खं चक्रं गदां पद्मं श्रीवत्सं कौस्तुभं यजेत् ॥६<text:span text:style-name="T30">॥</text:span> <text:line-break/>वनमालां श्रियं पुष्टिं गरुडं गुरुमर्चयेत् । <text:s/><text:line-break/>इन्द्रमग्निं यमं <text:note text:id="ftn3" text:note-class="footnote"><text:note-citation>3</text:note-citation><text:note-body><text:p text:style-name="Footnote"><text:s/><text:span text:style-name="T31">राज्यं</text:span></text:p></text:note-body></text:note>रक्षो जलं वायुं धनेश्वरम् ॥७<text:span text:style-name="T30">॥</text:span> <text:line-break/>ईशानन्तमजं <text:note text:id="ftn4" text:note-class="footnote"><text:note-citation>4</text:note-citation><text:note-body><text:p text:style-name="Footnote"><text:s/><text:span text:style-name="T31">वास्तुं</text:span></text:p></text:note-body></text:note>चास्त्रं वाहनं कुमुदादिकम् । <text:s/><text:line-break/>विष्वक्सेनं मण्डलादौ सिद्धिः पूजादिना भवेत् ॥८<text:span text:style-name="T32">॥</text:span> <text:line-break/>शिवपूजा<text:span text:style-name="T31">ऽ</text:span>थ सामान्या पूर्वं नन्दिनम<text:span text:style-name="T31">र्च</text:span>येत् । <text:s/><text:line-break/><text:soft-page-break/>महाकालं यज<text:span text:style-name="T33">ेद्दुर्गां</text:span> यमुनाञ्च गणादिकम् ॥९<text:span text:style-name="T33">॥</text:span> <text:line-break/>गिरं श्रियं <text:s/>गुरुं वास्तुं शक्त्यादीन् धर्मकादिकम् । <text:line-break/>वामा ज्येष्ठा तथा रौद्री काली कलविकारिणी ॥१०<text:span text:style-name="T33">॥</text:span> <text:line-break/>बलविक<text:span text:style-name="T34">ा</text:span>रिणी चापि बलप्रमथिनी क्रमात् । </text:p>
      <text:p text:style-name="P5">सर्वभूतदमनी च <text:note text:id="ftn5" text:note-class="footnote"><text:note-citation>5</text:note-citation><text:note-body><text:p text:style-name="Footnote"><text:s/><text:span text:style-name="T35">मदनोन्मादिनी शिवा</text:span></text:p></text:note-body></text:note>मदनोन्मादिनी शिवासन<text:span text:style-name="T34">म्</text:span> ॥११<text:span text:style-name="T33">॥</text:span> <text:line-break/>हां ह<text:span text:style-name="T35">ूं</text:span> हां शिवमू<text:span text:style-name="T35">र्त</text:span>ये <text:note text:id="ftn6" text:note-class="footnote"><text:note-citation>6</text:note-citation><text:note-body><text:p text:style-name="Footnote"><text:s/><text:span text:style-name="T36">साङ्गं वक्त्रं</text:span></text:p></text:note-body></text:note>साङ्गवक्त्रं शिवं यजेत् । <text:line-break/>हौं शिवाय ह<text:span text:style-name="T36">ौ</text:span>मित्यादि हामीशानादिवक्त्रक<text:span text:style-name="T36">म्</text:span> ॥१२<text:span text:style-name="T36">॥</text:span> <text:line-break/>ह्रीं गौरीं गं गणः शक्रमुखाश्चण्ड<text:span text:style-name="T37">ो </text:span>हृदादिकाः । <text:line-break/>क्रमात्सू<text:span text:style-name="T37">र्यार्च</text:span>ने मन्त्रा दण्डी पूज्यश्च पिङ्गलः ॥१३<text:span text:style-name="T36">॥</text:span> <text:line-break/>उच्चैःश्रवाश्चारुणश्च प्रभूतं विमलं यजेत् । <text:line-break/><text:span text:style-name="T37">सोमं संध्ये </text:span>परसुखं स्कन्दाद्यं मध्यतो यजेत् ॥१४<text:span text:style-name="T36">॥</text:span> <text:line-break/>दीप्ता सूक्ष्मा जया भद्रा विभूतिर्विमला तथा । <text:line-break/>अमोघा विद्युता चैव पूज्याथ सर्वतोमुखी ॥१५<text:span text:style-name="T38">॥</text:span> <text:line-break/>अ<text:span text:style-name="T38">र्का</text:span>सनं हि हं खं ख<text:span text:style-name="T39">ं</text:span> सोल्कायेति च मूर्तिकम् । <text:line-break/>ह्रां ह्रीं स<text:span text:style-name="T39">ः</text:span> सू<text:span text:style-name="T39">र्या</text:span>य नम आं नमो हृदयाय च ॥१६<text:span text:style-name="T38">॥</text:span> <text:line-break/>अ<text:span text:style-name="T39">र्का</text:span>य शिरसे तद्वदग्नीशासुरवायुगान्<text:note text:id="ftn7" text:note-class="footnote"><text:note-citation>7</text:note-citation><text:note-body><text:p text:style-name="Footnote"><text:s/><text:span text:style-name="T40">ग्नीशासुरवायुगान्</text:span></text:p></text:note-body></text:note> । <text:line-break/>भूर्भुवः स्वरे ज्वालिन<text:span text:style-name="T40">ी</text:span> शिखा ह<text:span text:style-name="T40">ूं</text:span> कवचं स्मृत<text:span text:style-name="T40">म्</text:span> ॥१७<text:span text:style-name="T38">॥</text:span> <text:line-break/>भां नेत्रं <text:span text:style-name="T40">र</text:span>स्तथा<text:span text:style-name="T40">ऽर्का</text:span>स्त्रं राज्ञी शक्तिश्च न<text:span text:style-name="T40">िःस्वका</text:span><text:span text:style-name="T40"><text:note text:id="ftn8" text:note-class="footnote"><text:note-citation>8</text:note-citation><text:note-body><text:p text:style-name="Footnote"><text:s/><text:span text:style-name="T40">निर्गता</text:span></text:p></text:note-body></text:note></text:span> । <text:line-break/>सोमोऽङ्गारको<text:span text:style-name="T40">ऽ</text:span>थ बुधो जीवः शुक्रः शनिः क्रमात् ॥१८<text:span text:style-name="T40">॥</text:span> <text:line-break/>राहुः केतुस्तेजश्चण्डः सङ्क्षेपादथ पूजन<text:span text:style-name="T41">म्</text:span> । <text:line-break/><text:soft-page-break/>आसनं मू<text:span text:style-name="T41">र्त</text:span>य<text:span text:style-name="T42">ो</text:span> मूलं हृदाद्यं परिचारकः<text:note text:id="ftn9" text:note-class="footnote"><text:note-citation>9</text:note-citation><text:note-body><text:p text:style-name="Footnote"><text:s/><text:span text:style-name="T42">परिवारिकः</text:span></text:p></text:note-body></text:note> ॥१९<text:span text:style-name="T43">॥</text:span> <text:line-break/>विष्ण्वासनं विष्णुर्मू<text:span text:style-name="T43">र्ते रां</text:span> श्रीं श्रीं श्रीधरो हरिः । <text:s/><text:line-break/>ह्रीं सर्वमू<text:span text:style-name="T44">र्ति</text:span>मन्त्रो<text:span text:style-name="T44">ऽ</text:span>यमिति त्रैलोक्यमोहनः ॥२०<text:span text:style-name="T43">॥</text:span> <text:line-break/><text:span text:style-name="T44">क्लीं</text:span> हृषीकेश<text:span text:style-name="T44">ो</text:span> <text:span text:style-name="T44">ह्रूं</text:span> विष्णुः स्वरै<text:span text:style-name="T44">र्दी</text:span>र्घैर्हृदादिक<text:span text:style-name="T44">म्</text:span> । <text:s/><text:line-break/>समस्तैः पञ्चमी पूजा सङ्ग्रामादौ जयादिदा ॥२१<text:span text:style-name="T43">॥</text:span> </text:p>
      <text:p text:style-name="P3">चक्रं गदां क्रमाच्छङ्खं मु<text:span text:style-name="T45">स</text:span>लं खड्गशार्ङ्गकम् । <text:line-break/>पाशाङ्कुशौ च श्रीवत्सं कौस्तुभं वनमालया ॥२२<text:span text:style-name="T43">॥</text:span> <text:line-break/>श्रीं श्रीर्महालक्ष्मीतार्क्ष्यो गुरुरिन्द्रादयोऽ<text:span text:style-name="T45">र्च</text:span>नम् । <text:line-break/>सरस्वत्यासनं मू<text:span text:style-name="T45">र्तिं रों</text:span> ह्रीं देवी सरस्वती ॥२३<text:span text:style-name="T43">॥</text:span> <text:line-break/>हृदाद्या लक्ष्मी<text:span text:style-name="T46">र्मे</text:span>धा च कला तुष्टिश्च पुष्टिका । <text:line-break/>गौरी प्रभा मती दुर्गा गणो गुरुश्च क्षेत्रपः ॥२४<text:span text:style-name="T43">॥</text:span> <text:line-break/>तथा गं गणपतये च ह्रीं गौर्यै च श्रीं श्रियै । <text:line-break/>ह्रीं त्वरितायै ह्रीं सौ<text:span text:style-name="T46">ं</text:span> त्रिपुरा चतुर्थ्यन्त<text:span text:style-name="T46">ा </text:span>नमोन्तका ॥२५<text:span text:style-name="T43">॥</text:span> <text:line-break/>प्रणवाद्याश्च नामाद्यमक्षरं <text:span text:style-name="T46">बि</text:span>न्दुसंयुत<text:span text:style-name="T46">म्</text:span> । <text:line-break/><text:span text:style-name="T46">ॐ</text:span> युत<text:span text:style-name="T46">ा</text:span> वा सर्वमन्त्र<text:span text:style-name="T46">ाः </text:span>पूजनाज्जपतः स्मृताः ॥२६<text:span text:style-name="T46">॥</text:span> <text:line-break/>होम<text:span text:style-name="T47">स्ति</text:span>लघृताद्यैश्च ध<text:span text:style-name="T47">र्म</text:span>कामार्थमोक्षदाः । <text:line-break/>पूजामन्त्रान्पठेद्यस्तु भुक्तभोगो दिवं व्रजेत् ॥२७<text:span text:style-name="T46">॥</text:span> </text:p>
      <text:p text:style-name="P3"><text:line-break/>इत्यादिमहापुराणे आग्नेये <text:span text:style-name="T48">विष्ण्वादिदेवतासामान्यपूजाविदानवर्णनं</text:span> नाम एकविंश<text:span text:style-name="T49">ो</text:span>ऽध्यायः ।<text:bookmark text:name="sec022"/></text:p>
      <text:h text:style-name="P18" text:outline-level="3">Chapter २२ </text:h>
      <text:p text:style-name="P5">अथ द्वाविंशोऽध्यायः । </text:p>
      <text:p text:style-name="P10"><text:span text:style-name="T2">पूजाधिकारार्थं सामान्यः </text:span>स्नानविधिकथन<text:span text:style-name="T50">म्</text:span> ।</text:p>
      <text:p text:style-name="P7"><text:soft-page-break/><text:tab/><text:tab/><text:tab/><text:tab/>नारद उवाच -</text:p>
      <text:p text:style-name="P5">वक्ष्ये स्नानं क्रियाद्यर्थं नृसिंहेन तु मृत्तिका<text:span text:style-name="T51">म्</text:span> । <text:line-break/>गृहीत्वा तां द्विधा कृत्वा <text:note text:id="ftn10" text:note-class="footnote"><text:note-citation>10</text:note-citation><text:note-body><text:p text:style-name="Footnote"><text:s/><text:span text:style-name="T52">मनःस्नान</text:span></text:p></text:note-body></text:note>म<text:span text:style-name="T52">ल</text:span>स्नानमथैकया ॥१<text:span text:style-name="T51">॥</text:span> <text:line-break/>निम<text:span text:style-name="T51">ज्</text:span>ज्या<text:span text:style-name="T51">ऽऽ</text:span>चम्य विन्यस्य सिंहेन कृतरक्षकः । <text:s/></text:p>
      <text:p text:style-name="P3">विधिस्नानं ततः कु<text:span text:style-name="T52">र्या</text:span>त् प्राणायामपुरःसर<text:span text:style-name="T52">म्</text:span> ॥२<text:span text:style-name="T52">॥</text:span> <text:line-break/>हृदि ध्यायन् हरि<text:span text:style-name="T52">ं देवं</text:span> मन्त्रेणाष्टाक्षरेण हि । <text:s/><text:line-break/>त्रिधा पाणितले मृ<text:span text:style-name="T52">त्सां</text:span> दिग्बन्धं सिंहजप्ततः ॥३<text:span text:style-name="T52">॥</text:span> <text:line-break/>वासुदेवप्रजप्तेन तीर्थं सङ्कल्प्य चा<text:span text:style-name="T52">ऽऽ</text:span>लभेत् । <text:s/><text:line-break/>गात्रं <text:note text:id="ftn11" text:note-class="footnote"><text:note-citation>11</text:note-citation><text:note-body><text:p text:style-name="Footnote"><text:s/><text:span text:style-name="T52">दिना मन्त्रैः संमार्ज्याऽऽराध्यमूर्तिना</text:span></text:p></text:note-body></text:note>वेदादिना मन्त्रैः स<text:span text:style-name="T52">ंमा</text:span>र्ज्या<text:span text:style-name="T52">ऽऽ</text:span>राध्यमू<text:span text:style-name="T52">र्तिगम्</text:span> ॥४<text:span text:style-name="T52">॥</text:span> <text:line-break/><text:span text:style-name="T52">स्मृ</text:span>त्वा<text:span text:style-name="T52">ऽ</text:span>घमर्षणं वस्त्रं परिधाय समाचरेत् । <text:line-break/>विन्यस्य मन्त्रैर्<text:span text:style-name="T53">निर्मा</text:span>र्ज्य पाणिस्थं जलमेव च ॥५<text:span text:style-name="T52">॥</text:span> <text:line-break/>नारायणेन संयम्य वायुमाघ्राय चोत्सृजेत् । <text:line-break/>जलं ध्यायन्हरिं पश्चाद्दत्वा<text:span text:style-name="T53">ऽ</text:span>र्घ्यं द्वादशाक्षर<text:span text:style-name="T53">म्</text:span> ॥६<text:span text:style-name="T52">॥</text:span> <text:line-break/>जप्त्वा<text:span text:style-name="T53">ऽ</text:span>न्या<text:span text:style-name="T53">न् </text:span><text:span text:style-name="T53"><text:note text:id="ftn12" text:note-class="footnote"><text:note-citation>12</text:note-citation><text:note-body><text:p text:style-name="Footnote"><text:s/><text:span text:style-name="T53">अन्यान् भक्तितस्तर्प्य</text:span></text:p></text:note-body></text:note></text:span><text:span text:style-name="T53">श</text:span>तशस्तस्य योगपीठादितः क्रमात् । </text:p>
      <text:p text:style-name="P3"/>
      <text:p text:style-name="P3">मन्त्रान् दिक्पालपर्यन्तानृषीन् पितृगणानपि ॥७<text:span text:style-name="T52">॥</text:span> <text:line-break/>मनुष्यान् सर्वभूतानि स्थावरान्तान्यथा<text:span text:style-name="T2">ऽऽचमे</text:span>त् । <text:s/><text:line-break/>न्यस्य चा<text:span text:style-name="T2">ऽऽत्म</text:span>नि संहृत्य मन्त्रान्यागगृहं व्रजेत् ॥८<text:span text:style-name="T52">॥</text:span> <text:line-break/>एवमन्यासु पूजासु मूलाद्यैः स्नानमाचरेत् ॥<text:span text:style-name="T52">९</text:span>॥ <text:s/></text:p>
      <text:p text:style-name="P5"><text:line-break/>इत्यादिमहापुराणे आग्नेये <text:span text:style-name="T2">सामान्य</text:span>स्नानविधिकथनं नाम द्वाविंशो<text:span text:style-name="T2">ऽ</text:span>ध्यायः ।</text:p>
      <text:p text:style-name="P8"><text:soft-page-break/>अथ त्रयोविंशो<text:span text:style-name="T2">ऽ</text:span>ध्यायः । </text:p>
      <text:p text:style-name="P8"><text:span text:style-name="T2">सामान्य आदिमूर्त्यादिदेवतानां </text:span>पूजाविधि<text:span text:style-name="T2">ः</text:span> ।</text:p>
      <text:p text:style-name="P6"><text:tab/><text:tab/><text:tab/><text:tab/>नारद उवाच -</text:p>
      <text:p text:style-name="P4">वक्ष्ये पूजाविधिं विप्रा य<text:span text:style-name="T3">ं कृ</text:span>त्वा सर्वमाप्नुयात् । <text:line-break/>प्रक्षालिताङ्घ्रिराचम्य वाग्यतः कृतरक्ष<text:span text:style-name="T3">णः</text:span> ॥१<text:span text:style-name="T2">॥</text:span> </text:p>
      <text:p text:style-name="P4">प्राङ्मुखः स्वस्तिकं ब<text:span text:style-name="T3">द्ध्‌वा</text:span> पद्माद्यपरमेव च । <text:s/><text:line-break/>यं <text:span text:style-name="T3">बी</text:span>जं नाभिमध्यस्थं धूम्रं चण्डानिलात्मक<text:span text:style-name="T3">म्</text:span> ॥२<text:span text:style-name="T2">॥</text:span> <text:line-break/><text:note text:id="ftn13" text:note-class="footnote"><text:note-citation>13</text:note-citation><text:note-body><text:p text:style-name="Footnote"><text:s/><text:span text:style-name="T3">विशेष</text:span></text:p></text:note-body></text:note>विश<text:span text:style-name="T3">्ले</text:span>षयेदशेष<text:span text:style-name="T3">ं तु</text:span> <text:note text:id="ftn14" text:note-class="footnote"><text:note-citation>14</text:note-citation><text:note-body><text:p text:style-name="P11">ध्यायेत्कायात्तु</text:p></text:note-body></text:note>ध्याय<text:span text:style-name="T3">न्</text:span>कायात्तु कल्मष<text:span text:style-name="T3">म्</text:span> । <text:s/></text:p>
      <text:p text:style-name="P4"><text:line-break/>क्षौं हृत्पङ्कजमध्यस्थं <text:span text:style-name="T3">बी</text:span>जं तेजोनिधिं स्मरन् ॥३<text:span text:style-name="T2">॥</text:span> <text:line-break/>अधो<text:span text:style-name="T4">र्ध्व</text:span>तिर्यग्गाभिस्तु ज्वालाभिः कल्मषं दहेत् । <text:s/><text:line-break/>शशाङ्काकृतिव<text:span text:style-name="T4">द्ध्या</text:span>येदम्बरस्थं सुधाम्बुभिः ॥४<text:span text:style-name="T2">॥</text:span> <text:line-break/>हृत्पद्मव्यापिभि<text:span text:style-name="T4">र्दे</text:span>हं <text:note text:id="ftn15" text:note-class="footnote"><text:note-citation>15</text:note-citation><text:note-body><text:p text:style-name="P12"><text:s/>स्वकामाह्लादये</text:p></text:note-body></text:note>स्वकमाप्लावयेत्सुधीः । <text:s/><text:line-break/>सु<text:span text:style-name="T5">षु</text:span>म्नायोनिमार्गेण सर्वनाडीविस<text:span text:style-name="T5">र्पि</text:span>भिः ॥५<text:span text:style-name="T2">॥</text:span> <text:line-break/>शोधयित्वा न्यसेत्तत्त्वं करशुद्धिरथास्त्रक<text:span text:style-name="T6">म्</text:span><text:span text:style-name="T6"><text:note text:id="ftn16" text:note-class="footnote"><text:note-citation>16</text:note-citation><text:note-body><text:p text:style-name="Footnote"><text:s/><text:span text:style-name="T6">करशुद्धिमथास्त्र</text:span></text:p></text:note-body></text:note></text:span> । <text:line-break/>व्यापकं हस्तयोरादौ दक्षिणाङ्गुष्ठतो<text:span text:style-name="T7">ऽ</text:span>ङ्गक<text:span text:style-name="T7">म्</text:span> ॥६<text:span text:style-name="T5">॥</text:span> <text:line-break/>मूलं देहे द्वादशाङ्गं न्यसेन्मन्त्रैर्द्विषट्ककैः। <text:s/><text:line-break/>हृदयं च शिरश्चैव शिखा व<text:span text:style-name="T7">र्मा</text:span>स्त्रलोचने ॥७<text:span text:style-name="T5">॥</text:span> <text:line-break/>उदरं च तथा पृष्ठं बाह<text:span text:style-name="T8">ू</text:span>र<text:span text:style-name="T9">ू </text:span>जानुपादक<text:span text:style-name="T10">म्</text:span><text:span text:style-name="T10"><text:note text:id="ftn17" text:note-class="footnote"><text:note-citation>17</text:note-citation><text:note-body><text:p text:style-name="P13">पादजानुकम्</text:p></text:note-body></text:note></text:span> । <text:line-break/>मुद्रां दत्त्वा स्मरे<text:span text:style-name="T9">द्वि</text:span>ष्णुं जप्त्वा<text:span text:style-name="T9">ऽ</text:span>ष्टशतम<text:span text:style-name="T9">र्च</text:span>येत् ॥८<text:span text:style-name="T5">॥</text:span> <text:line-break/><text:soft-page-break/>वामे तु व<text:span text:style-name="T11">र्ध</text:span>नीं न्यस्य पूजाद्रव्यं तु दक्षिणे । <text:line-break/>प्रक्षाल्यास्त्रेण चार्घ्ये<text:span text:style-name="T12">ऽथ</text:span> गन्धपुष्पान्विते न्यसेत् ॥९<text:span text:style-name="T5">॥</text:span> <text:line-break/>चैतन्यं स<text:span text:style-name="T13">र्व</text:span>गं ज्योतिरष्टजप्तेन वारिणा ।<text:line-break/>फडन्तेन तु संसिच्य हस्ते ध्यात्वा हरिं परे<text:note text:id="ftn18" text:note-class="footnote"><text:note-citation>18</text:note-citation><text:note-body><text:p text:style-name="P14"><text:s/>परम्</text:p></text:note-body></text:note> <text:s/>॥१०<text:span text:style-name="T5">॥</text:span> <text:line-break/>धर्मं ज्ञानं च वैराग्यमैश्व<text:span text:style-name="T14">र्यं</text:span> वह्निदिङ्मुखा<text:span text:style-name="T14">न्</text:span> । <text:line-break/>अधर्मादीनि गात्राणि पूर्वादौ<text:note text:id="ftn19" text:note-class="footnote"><text:note-citation>19</text:note-citation><text:note-body><text:p text:style-name="Footnote"><text:s/><text:span text:style-name="T14">सप्ताऽऽदौ</text:span></text:p></text:note-body></text:note> योगपीठके ॥११<text:span text:style-name="T5">॥</text:span> <text:line-break/>कूर्मं पीठे ह्यनन्तञ्च यमं<text:note text:id="ftn20" text:note-class="footnote"><text:note-citation>20</text:note-citation><text:note-body><text:p text:style-name="Footnote"><text:s/><text:span text:style-name="T15">पद्मं</text:span></text:p></text:note-body></text:note> सू<text:span text:style-name="T15">र्या</text:span>दिमण्डल<text:span text:style-name="T15">म्</text:span> । </text:p>
      <text:p text:style-name="P4">विमलाद्याः के<text:span text:style-name="T15">स</text:span>रस्थानुग्रहा कर्णिकास्थिता <text:note text:id="ftn21" text:note-class="footnote"><text:note-citation>21</text:note-citation><text:note-body><text:p text:style-name="P15"><text:s/><text:span text:style-name="T16">ग्रहाः कर्णिकासंस्थिता</text:span></text:p></text:note-body></text:note> ॥१२<text:span text:style-name="T5">॥</text:span> <text:line-break/>पूर्वं स्वहृदये ध्यात्वा आवाह्या<text:span text:style-name="T17">र्चे</text:span>च्च मण्डले । <text:line-break/>अर्घ्यं पाद्यं तथा<text:span text:style-name="T17">ऽऽ</text:span>चामं मधुप<text:span text:style-name="T17">र्कं</text:span> पुनश्च तत् ॥१३<text:span text:style-name="T17">॥</text:span> <text:line-break/>स्नानं वस्त्रोपवीतञ्च भूषणं गन्धपुष्पक<text:span text:style-name="T17">म्</text:span> । <text:line-break/>धूपदीपनैवेद्यानि पुण्डरीकाक्षविद्यया ॥१४<text:span text:style-name="T18">॥</text:span> <text:line-break/>यजेदङ्गानि पूर्वादौ द्वारि पूर्वे परे<text:span text:style-name="T16">ऽ</text:span>ण्डज<text:span text:style-name="T18">म्</text:span> । <text:line-break/>दक्षे चक्रं गदां सौम्ये कोणे शङ्खं धनुर्न्यसेत् ॥१५<text:span text:style-name="T18">॥</text:span> <text:line-break/>देवस्य वामतो दक्षे चेषुधी खड्गमेव च । <text:line-break/>वामे <text:span text:style-name="T19">चर्म</text:span> श्रियं <text:s/>दक्षे पुष्टिं वामे<text:span text:style-name="T19">ऽ</text:span>ग्रतो न्यसेत् ॥१६<text:span text:style-name="T16">॥</text:span> <text:line-break/>वनमालाञ्च श्रीवत्सकौस्तुभौ दिक्पती<text:span text:style-name="T19">न्ब</text:span>हिः । <text:line-break/>स्वमन्त्रैः पूजयेत्सर्वान्विष्ण<text:span text:style-name="T20">वो</text:span>र्घ<text:span text:style-name="T20">ा</text:span>वसानतः<text:note text:id="ftn22" text:note-class="footnote"><text:note-citation>22</text:note-citation><text:note-body><text:p text:style-name="Footnote"><text:s/><text:span text:style-name="T20">न्विष्णोरर्चावसानतः</text:span></text:p></text:note-body></text:note> <text:s/>॥१७<text:span text:style-name="T19">॥</text:span> <text:line-break/>व्यस्तेन च समस्तेन अङ्गै<text:span text:style-name="T21">र्बी</text:span>जेन वै यजेत् । <text:line-break/>जप्त्वा प्रदक्षिणीकृत्य स्तु<text:span text:style-name="T22">त्वाऽ</text:span>र्ध्यञ्च समर्प्य च ॥१८<text:span text:style-name="T21">॥</text:span> <text:line-break/><text:soft-page-break/>हृदये विन्यसेद्ध्यात्वा अहं ब्रह्म हरिस्त्विति । <text:line-break/>आगच्छा<text:span text:style-name="T22">ऽऽ</text:span>वाहने योज्यं क्षमस्वेति विस<text:span text:style-name="T21">र्ज</text:span>ने ॥१९<text:span text:style-name="T21">॥</text:span><text:line-break/>एवमष्टाक्षराद्यैश्च पूजां कृत्वा विमुक्तिभाक् । <text:line-break/>एकमू<text:span text:style-name="T22">र्त्यर्च</text:span>नं प्रोक्तं नवव्यूहा<text:span text:style-name="T22">र्च</text:span>नं शृणु ॥२०<text:span text:style-name="T21">॥</text:span> <text:line-break/>अङ्गुष्ठकद्वये न्यस्य वासुदेवं बलादिकान् ।<text:line-break/>त<text:span text:style-name="T22">र्ज</text:span>न्यादौ शरीरे<text:span text:style-name="T22">ऽ</text:span>थ शिरोललाटवक्त्रके ॥२१<text:span text:style-name="T21">॥</text:span> <text:line-break/>हृन्नाभिगुह्यजान्वङ्घ्रौ मध्ये<text:note text:id="ftn23" text:note-class="footnote"><text:note-citation>23</text:note-citation><text:note-body><text:p text:style-name="P16"><text:s/>मध्यपू</text:p></text:note-body></text:note> पूर्वादिकं यजेत् <text:s/>। <text:line-break/>एकपीठं नवव्यूहं नवपीठञ्च पूर्ववत् ॥२२<text:span text:style-name="T23">॥</text:span> </text:p>
      <text:p text:style-name="P2">नवाब्जे नवमू<text:span text:style-name="T24">र्त्या</text:span> च नवव्यूहञ्च पूर्ववत् । <text:line-break/>इष्टं मध्ये<text:note text:id="ftn24" text:note-class="footnote"><text:note-citation>24</text:note-citation><text:note-body><text:p text:style-name="Footnote"><text:s/><text:span text:style-name="T24">पद्ममध्ये</text:span></text:p></text:note-body></text:note> त<text:span text:style-name="T24">त्</text:span>स्थाने वासुदेवञ्च पूजयेत् ॥२३<text:span text:style-name="T24">॥</text:span> </text:p>
      <text:p text:style-name="P2"><text:line-break/>इत्यादिमहापुराणे आग्नेये <text:span text:style-name="T1">सामान्य </text:span>आदिमूर्त्यादिपूजाविधि<text:span text:style-name="T1">कथनं ना</text:span>म त्रयोविंशोऽध्यायः ।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anskrit 2003" svg:font-family="'Sanskrit 2003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5" style:display-name="Numbering 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i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5T11:55:13.543069537</meta:creation-date>
    <dc:date>2017-04-03T11:17:11.462701195</dc:date>
    <meta:editing-duration>PT28M46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7" meta:paragraph-count="48" meta:word-count="750" meta:character-count="3505" meta:non-whitespace-character-count="2627"/>
  </office:meta>
</office:document-meta>
</file>